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SharedLibraryTask.setDeferExceptions( boolean deferExce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SharedLibraryTask.doExecute( AdminCommandsServiceMBean ac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stallSharedLibraryTask.setFil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SharedLibraryTask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SharedLibraryTask.isDefer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